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e978" officeooo:paragraph-rsid="001ce978"/>
    </style:style>
    <style:style style:name="P2" style:family="paragraph" style:parent-style-name="Standard">
      <style:text-properties fo:font-weight="bold" officeooo:rsid="001ce978" officeooo:paragraph-rsid="001ce978" style:font-weight-asian="bold" style:font-weight-complex="bold"/>
    </style:style>
    <style:style style:name="P3" style:family="paragraph" style:parent-style-name="Standard">
      <style:text-properties fo:font-size="16pt" fo:font-weight="bold" officeooo:rsid="001ce978" officeooo:paragraph-rsid="001ce978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officeooo:rsid="001e96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uild your own version of the countme App</text:p>
      <text:p text:style-name="P1"/>
      <text:p text:style-name="P1">Install Java JDK</text:p>
      <text:p text:style-name="P1">Install Android Studio</text:p>
      <text:p text:style-name="P1">Install Git</text:p>
      <text:p text:style-name="P1"/>
      <text:p text:style-name="P1">Get a copy of the project with the following command line:</text:p>
      <text:p text:style-name="P1"/>
      <text:p text:style-name="P1"><text:s text:c="2"/>git clone <text:a xlink:type="simple" xlink:href="https://github.com/eatoin5hrdlu/countme.git">https://github.com/eatoin5hrdlu/countme.git</text:a></text:p>
      <text:p text:style-name="P1">(This creates a directory with the countme Android App and the file <text:span text:style-name="T1">appserver</text:span>.</text:p>
      <text:p text:style-name="P1"/>
      <text:p text:style-name="P1">Start Android Studio</text:p>
      <text:p text:style-name="P1">Import Project countme</text:p>
      <text:p text:style-name="P1">Generate APK</text:p>
      <text:p text:style-name="P1"/>
      <text:p text:style-name="P1"/>
      <text:p text:style-name="P1"><text:span text:style-name="T4">Generate a QR-code for your phone to find the App</text:span>: <text:s text:c="2"/><text:a xlink:type="simple" xlink:href="http://zxing.appspot.com/generator/">http://zxing.appspot.com/generator/</text:a></text:p>
      <text:p text:style-name="P1">Select URL and generate a QR code with the text:</text:p>
      <text:p text:style-name="P1"/>
      <text:p text:style-name="P1">http:&lt;your IP address&gt;:8080/countme.apk</text:p>
      <text:p text:style-name="P1"/>
      <text:p text:style-name="P1"/>
      <text:p text:style-name="P2"><text:span text:style-name="T3">Running a Web Server on your Computer</text:span>:</text:p>
      <text:p text:style-name="P1"/>
      <text:p text:style-name="P1">1) Install swi-prolog</text:p>
      <text:p text:style-name="P1"/>
      <text:p text:style-name="P1">Edit the file appserver to have the right <text:span text:style-name="T5">location for the countme.apk file</text:span></text:p>
      <text:p text:style-name="P1"/>
      <text:p text:style-name="P1">2) Run swipl and give it the command:</text:p>
      <text:p text:style-name="P1"/>
      <text:p text:style-name="P1">?- <text:span text:style-name="T1">[appserver]. <text:s/></text:span><text:s/></text:p>
      <text:p text:style-name="P1"/>
      <text:p text:style-name="P1"/>
      <text:p text:style-name="P1"><text:line-break/>Install and run <text:span text:style-name="T1">BarcodeReader</text:span> on your Android phone and point it at the QR-code imag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5:52:42.613000000</meta:creation-date>
    <dc:date>2016-04-14T16:16:39.598000000</dc:date>
    <meta:editing-duration>PT8M46S</meta:editing-duration>
    <meta:editing-cycles>1</meta:editing-cycles>
    <meta:document-statistic meta:table-count="0" meta:image-count="0" meta:object-count="0" meta:page-count="1" meta:paragraph-count="19" meta:word-count="123" meta:character-count="786" meta:non-whitespace-character-count="674"/>
    <meta:generator>LibreOffice/4.2.5.2$Windows_x86 LibreOffice_project/6ff819b65674ae6c83f3cbab9e4a4c2b292a7a94</meta:generator>
  </office:meta>
</office:document-meta>
</file>